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9f3d" officeooo:paragraph-rsid="001c9f3d"/>
    </style:style>
    <style:style style:name="P2" style:family="paragraph" style:parent-style-name="Standard">
      <style:text-properties officeooo:paragraph-rsid="001c9f3d"/>
    </style:style>
    <style:style style:name="P3" style:family="paragraph" style:parent-style-name="Standard">
      <style:text-properties officeooo:paragraph-rsid="00253d96"/>
    </style:style>
    <style:style style:name="P4" style:family="paragraph" style:parent-style-name="Standard">
      <style:text-properties officeooo:rsid="003223f3" officeooo:paragraph-rsid="001c9f3d"/>
    </style:style>
    <style:style style:name="P5" style:family="paragraph" style:parent-style-name="Standard">
      <style:text-properties fo:font-weight="bold" officeooo:rsid="0033c02e" officeooo:paragraph-rsid="0033c02e" style:font-weight-asian="bold" style:font-weight-complex="bold"/>
    </style:style>
    <style:style style:name="P6" style:family="paragraph" style:parent-style-name="Standard">
      <style:text-properties fo:font-weight="bold" officeooo:rsid="0033d769" officeooo:paragraph-rsid="0033d769" style:font-weight-asian="bold" style:font-weight-complex="bold"/>
    </style:style>
    <style:style style:name="P7" style:family="paragraph" style:parent-style-name="Standard">
      <style:text-properties fo:font-weight="bold" officeooo:rsid="0033d769" officeooo:paragraph-rsid="0035c784" style:font-weight-asian="bold" style:font-weight-complex="bold"/>
    </style:style>
    <style:style style:name="P8" style:family="paragraph" style:parent-style-name="Standard">
      <style:text-properties fo:font-weight="bold" officeooo:rsid="0033d769" officeooo:paragraph-rsid="003937e4" style:font-weight-asian="bold" style:font-weight-complex="bold"/>
    </style:style>
    <style:style style:name="P9" style:family="paragraph" style:parent-style-name="Standard">
      <style:text-properties fo:font-weight="bold" officeooo:rsid="00376720" officeooo:paragraph-rsid="00376720" style:font-weight-asian="bold" style:font-weight-complex="bold"/>
    </style:style>
    <style:style style:name="P10" style:family="paragraph" style:parent-style-name="Standard">
      <style:text-properties officeooo:paragraph-rsid="0034943b"/>
    </style:style>
    <style:style style:name="P11" style:family="paragraph" style:parent-style-name="Standard">
      <style:text-properties fo:font-weight="normal" officeooo:rsid="00376720" officeooo:paragraph-rsid="00376720" style:font-weight-asian="normal" style:font-weight-complex="normal"/>
    </style:style>
    <style:style style:name="P12" style:family="paragraph" style:parent-style-name="Standard">
      <style:text-properties fo:font-weight="normal" officeooo:rsid="00465843" officeooo:paragraph-rsid="00465843" style:font-weight-asian="normal" style:font-weight-complex="normal"/>
    </style:style>
    <style:style style:name="P13" style:family="paragraph" style:parent-style-name="Standard">
      <style:text-properties officeooo:paragraph-rsid="00376720"/>
    </style:style>
    <style:style style:name="P14" style:family="paragraph" style:parent-style-name="Standard">
      <style:text-properties officeooo:paragraph-rsid="003e5c38"/>
    </style:style>
    <style:style style:name="P15" style:family="paragraph" style:parent-style-name="Standard">
      <style:text-properties officeooo:paragraph-rsid="003b5be4"/>
    </style:style>
    <style:style style:name="P16" style:family="paragraph" style:parent-style-name="Standard">
      <style:text-properties fo:font-weight="normal" officeooo:rsid="00376720" officeooo:paragraph-rsid="00376720" style:font-weight-asian="normal" style:font-weight-complex="normal"/>
    </style:style>
    <style:style style:name="P17" style:family="paragraph" style:parent-style-name="Standard">
      <style:text-properties fo:font-weight="normal" officeooo:rsid="00376720" officeooo:paragraph-rsid="004ac9ec" style:font-weight-asian="normal" style:font-weight-complex="normal"/>
    </style:style>
    <style:style style:name="P18" style:family="paragraph" style:parent-style-name="Standard">
      <style:text-properties fo:font-weight="normal" officeooo:rsid="00376720" officeooo:paragraph-rsid="004d8cbb" style:font-weight-asian="normal" style:font-weight-complex="normal"/>
    </style:style>
    <style:style style:name="P19" style:family="paragraph" style:parent-style-name="Standard">
      <style:text-properties fo:font-weight="normal" officeooo:rsid="00376720" officeooo:paragraph-rsid="00570794" style:font-weight-asian="normal" style:font-weight-complex="normal"/>
    </style:style>
    <style:style style:name="P20" style:family="paragraph" style:parent-style-name="Standard">
      <style:text-properties officeooo:paragraph-rsid="004e62fa"/>
    </style:style>
    <style:style style:name="P21" style:family="paragraph" style:parent-style-name="Standard">
      <style:text-properties officeooo:paragraph-rsid="00376720"/>
    </style:style>
    <style:style style:name="P22" style:family="paragraph" style:parent-style-name="Standard">
      <style:text-properties officeooo:paragraph-rsid="00692543"/>
    </style:style>
    <style:style style:name="T1" style:family="text">
      <style:text-properties officeooo:rsid="001c9f3d"/>
    </style:style>
    <style:style style:name="T2" style:family="text">
      <style:text-properties officeooo:rsid="001ca278"/>
    </style:style>
    <style:style style:name="T3" style:family="text">
      <style:text-properties officeooo:rsid="001cee8b"/>
    </style:style>
    <style:style style:name="T4" style:family="text">
      <style:text-properties officeooo:rsid="001d3abc"/>
    </style:style>
    <style:style style:name="T5" style:family="text">
      <style:text-properties officeooo:rsid="001f2c3f"/>
    </style:style>
    <style:style style:name="T6" style:family="text">
      <style:text-properties officeooo:rsid="001f9907"/>
    </style:style>
    <style:style style:name="T7" style:family="text">
      <style:text-properties officeooo:rsid="00205719"/>
    </style:style>
    <style:style style:name="T8" style:family="text">
      <style:text-properties officeooo:rsid="00218473"/>
    </style:style>
    <style:style style:name="T9" style:family="text">
      <style:text-properties officeooo:rsid="0023803e"/>
    </style:style>
    <style:style style:name="T10" style:family="text">
      <style:text-properties officeooo:rsid="00253d96"/>
    </style:style>
    <style:style style:name="T11" style:family="text">
      <style:text-properties officeooo:rsid="0027145b"/>
    </style:style>
    <style:style style:name="T12" style:family="text">
      <style:text-properties officeooo:rsid="00287566"/>
    </style:style>
    <style:style style:name="T13" style:family="text">
      <style:text-properties officeooo:rsid="0029d69f"/>
    </style:style>
    <style:style style:name="T14" style:family="text">
      <style:text-properties officeooo:rsid="0029fce9"/>
    </style:style>
    <style:style style:name="T15" style:family="text">
      <style:text-properties officeooo:rsid="0036ff76"/>
    </style:style>
    <style:style style:name="T16" style:family="text">
      <style:text-properties officeooo:rsid="0038528a"/>
    </style:style>
    <style:style style:name="T17" style:family="text">
      <style:text-properties officeooo:rsid="002bfbea"/>
    </style:style>
    <style:style style:name="T18" style:family="text">
      <style:text-properties officeooo:rsid="002c59d6"/>
    </style:style>
    <style:style style:name="T19" style:family="text">
      <style:text-properties officeooo:rsid="002d726b"/>
    </style:style>
    <style:style style:name="T20" style:family="text">
      <style:text-properties officeooo:rsid="002d8e58"/>
    </style:style>
    <style:style style:name="T21" style:family="text">
      <style:text-properties officeooo:rsid="002e939b"/>
    </style:style>
    <style:style style:name="T22" style:family="text">
      <style:text-properties officeooo:rsid="003223f3"/>
    </style:style>
    <style:style style:name="T23" style:family="text">
      <style:text-properties officeooo:rsid="0035c784"/>
    </style:style>
    <style:style style:name="T24" style:family="text">
      <style:text-properties officeooo:rsid="002fb866"/>
    </style:style>
    <style:style style:name="T25" style:family="text">
      <style:text-properties fo:font-weight="normal" officeooo:rsid="001c9f3d" style:font-weight-asian="normal" style:font-weight-complex="normal"/>
    </style:style>
    <style:style style:name="T26" style:family="text">
      <style:text-properties fo:font-weight="normal" officeooo:rsid="0032dbe1" style:font-weight-asian="normal" style:font-weight-complex="normal"/>
    </style:style>
    <style:style style:name="T27" style:family="text">
      <style:text-properties fo:font-weight="normal" officeooo:rsid="001f2c3f" style:font-weight-asian="normal" style:font-weight-complex="normal"/>
    </style:style>
    <style:style style:name="T28" style:family="text">
      <style:text-properties fo:font-weight="normal" officeooo:rsid="0023803e" style:font-weight-asian="normal" style:font-weight-complex="normal"/>
    </style:style>
    <style:style style:name="T29" style:family="text">
      <style:text-properties fo:font-weight="normal" officeooo:rsid="0035c784" style:font-weight-asian="normal" style:font-weight-complex="normal"/>
    </style:style>
    <style:style style:name="T30" style:family="text">
      <style:text-properties fo:font-weight="normal" officeooo:rsid="0038b131" style:font-weight-asian="normal" style:font-weight-complex="normal"/>
    </style:style>
    <style:style style:name="T31" style:family="text">
      <style:text-properties fo:font-weight="normal" officeooo:rsid="003937e4" style:font-weight-asian="normal" style:font-weight-complex="normal"/>
    </style:style>
    <style:style style:name="T32" style:family="text">
      <style:text-properties fo:font-weight="normal" officeooo:rsid="001cee8b" style:font-weight-asian="normal" style:font-weight-complex="normal"/>
    </style:style>
    <style:style style:name="T33" style:family="text">
      <style:text-properties fo:font-weight="normal" officeooo:rsid="00376720" style:font-weight-asian="normal" style:font-weight-complex="normal"/>
    </style:style>
    <style:style style:name="T34" style:family="text">
      <style:text-properties fo:font-weight="normal" officeooo:rsid="003a0667" style:font-weight-asian="normal" style:font-weight-complex="normal"/>
    </style:style>
    <style:style style:name="T35" style:family="text">
      <style:text-properties fo:font-weight="normal" officeooo:rsid="004ac9ec" style:font-weight-asian="normal" style:font-weight-complex="normal"/>
    </style:style>
    <style:style style:name="T36" style:family="text">
      <style:text-properties fo:font-weight="normal" officeooo:rsid="004f821d" style:font-weight-asian="normal" style:font-weight-complex="normal"/>
    </style:style>
    <style:style style:name="T37" style:family="text">
      <style:text-properties fo:font-weight="normal" officeooo:rsid="005134f1" style:font-weight-asian="normal" style:font-weight-complex="normal"/>
    </style:style>
    <style:style style:name="T38" style:family="text">
      <style:text-properties fo:font-weight="normal" officeooo:rsid="00545198" style:font-weight-asian="normal" style:font-weight-complex="normal"/>
    </style:style>
    <style:style style:name="T39" style:family="text">
      <style:text-properties fo:font-weight="normal" officeooo:rsid="0055cfb1" style:font-weight-asian="normal" style:font-weight-complex="normal"/>
    </style:style>
    <style:style style:name="T40" style:family="text">
      <style:text-properties fo:font-weight="normal" officeooo:rsid="0058fe29" style:font-weight-asian="normal" style:font-weight-complex="normal"/>
    </style:style>
    <style:style style:name="T41" style:family="text">
      <style:text-properties fo:font-weight="normal" officeooo:rsid="00669585" style:font-weight-asian="normal" style:font-weight-complex="normal"/>
    </style:style>
    <style:style style:name="T42" style:family="text">
      <style:text-properties fo:font-weight="normal" officeooo:rsid="0067ae6c" style:font-weight-asian="normal" style:font-weight-complex="normal"/>
    </style:style>
    <style:style style:name="T43" style:family="text">
      <style:text-properties fo:font-weight="normal" officeooo:rsid="00692543" style:font-weight-asian="normal" style:font-weight-complex="normal"/>
    </style:style>
    <style:style style:name="T44" style:family="text">
      <style:text-properties fo:font-weight="normal" officeooo:rsid="006a7c53" style:font-weight-asian="normal" style:font-weight-complex="normal"/>
    </style:style>
    <style:style style:name="T45" style:family="text">
      <style:text-properties fo:font-weight="normal" officeooo:rsid="006aeca0" style:font-weight-asian="normal" style:font-weight-complex="normal"/>
    </style:style>
    <style:style style:name="T46" style:family="text">
      <style:text-properties fo:font-weight="normal" officeooo:rsid="006cb2a8" style:font-weight-asian="normal" style:font-weight-complex="normal"/>
    </style:style>
    <style:style style:name="T47" style:family="text">
      <style:text-properties fo:font-weight="normal" officeooo:rsid="006f4380" style:font-weight-asian="normal" style:font-weight-complex="normal"/>
    </style:style>
    <style:style style:name="T48" style:family="text">
      <style:text-properties officeooo:rsid="003a0667"/>
    </style:style>
    <style:style style:name="T49" style:family="text">
      <style:text-properties officeooo:rsid="003b3e44"/>
    </style:style>
    <style:style style:name="T50" style:family="text">
      <style:text-properties officeooo:rsid="003b5be4"/>
    </style:style>
    <style:style style:name="T51" style:family="text">
      <style:text-properties officeooo:rsid="003e5c38"/>
    </style:style>
    <style:style style:name="T52" style:family="text">
      <style:text-properties officeooo:rsid="00400fec"/>
    </style:style>
    <style:style style:name="T53" style:family="text">
      <style:text-properties officeooo:rsid="0040b2ef"/>
    </style:style>
    <style:style style:name="T54" style:family="text">
      <style:text-properties officeooo:rsid="00423106"/>
    </style:style>
    <style:style style:name="T55" style:family="text">
      <style:text-properties officeooo:rsid="0042b5d7"/>
    </style:style>
    <style:style style:name="T56" style:family="text">
      <style:text-properties officeooo:rsid="0043d865"/>
    </style:style>
    <style:style style:name="T57" style:family="text">
      <style:text-properties officeooo:rsid="00448543"/>
    </style:style>
    <style:style style:name="T58" style:family="text">
      <style:text-properties officeooo:rsid="00453f09"/>
    </style:style>
    <style:style style:name="T59" style:family="text">
      <style:text-properties officeooo:rsid="0048696a"/>
    </style:style>
    <style:style style:name="T60" style:family="text">
      <style:text-properties officeooo:rsid="0049c04a"/>
    </style:style>
    <style:style style:name="T61" style:family="text">
      <style:text-properties officeooo:rsid="004ac9ec"/>
    </style:style>
    <style:style style:name="T62" style:family="text">
      <style:text-properties officeooo:rsid="004ad798"/>
    </style:style>
    <style:style style:name="T63" style:family="text">
      <style:text-properties officeooo:rsid="004e62fa"/>
    </style:style>
    <style:style style:name="T64" style:family="text">
      <style:text-properties officeooo:rsid="0053bf96"/>
    </style:style>
    <style:style style:name="T65" style:family="text">
      <style:text-properties officeooo:rsid="00570794"/>
    </style:style>
    <style:style style:name="T66" style:family="text">
      <style:text-properties officeooo:rsid="005c1326"/>
    </style:style>
    <style:style style:name="T67" style:family="text">
      <style:text-properties officeooo:rsid="005dab60"/>
    </style:style>
    <style:style style:name="T68" style:family="text">
      <style:text-properties officeooo:rsid="005e4704"/>
    </style:style>
    <style:style style:name="T69" style:family="text">
      <style:text-properties officeooo:rsid="005ffdb4"/>
    </style:style>
    <style:style style:name="T70" style:family="text">
      <style:text-properties officeooo:rsid="0061fd5a"/>
    </style:style>
    <style:style style:name="T71" style:family="text">
      <style:text-properties officeooo:rsid="0062ec8e"/>
    </style:style>
    <style:style style:name="T72" style:family="text">
      <style:text-properties officeooo:rsid="006a7c53"/>
    </style:style>
    <style:style style:name="T73" style:family="text">
      <style:text-properties officeooo:rsid="006aeca0"/>
    </style:style>
    <style:style style:name="T74" style:family="text">
      <style:text-properties officeooo:rsid="006cb2a8"/>
    </style:style>
    <style:style style:name="T75" style:family="text">
      <style:text-properties officeooo:rsid="00704228"/>
    </style:style>
    <style:style style:name="T76" style:family="text">
      <style:text-properties officeooo:rsid="0070692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nception</text:p>
      <text:p text:style-name="P8"><text:span text:style-name="T25">The aim of the codebook was to define </text:span><text:span text:style-name="T26">distinct</text:span><text:span text:style-name="T27"> categories </text:span><text:span text:style-name="T28">that </text:span><text:span text:style-name="T26">could </text:span><text:span text:style-name="T31">then </text:span><text:span text:style-name="T26">be used to </text:span><text:span text:style-name="T29">sort</text:span><text:span text:style-name="T23"> </text:span><text:span text:style-name="T30">the dark web learning material </text:span><text:span text:style-name="T31">onto </text:span><text:span text:style-name="T32">CyBOK knowledge areas</text:span><text:span text:style-name="T30">.</text:span></text:p>
      <text:p text:style-name="P7"/>
      <text:p text:style-name="P14"><text:span text:style-name="T48">I</text:span><text:span text:style-name="T5">nitially </text:span><text:span text:style-name="T54">we began by manually categorising market listings </text:span><text:span text:style-name="T50">directly</text:span><text:span text:style-name="T3"> to CyBOK knowledge areas </text:span><text:span text:style-name="T4">however </text:span><text:span text:style-name="T6">it </text:span><text:span text:style-name="T50">soon </text:span><text:span text:style-name="T6">became clear this was not accurately reflecting the </text:span><text:span text:style-name="T8">nature or the</text:span><text:span text:style-name="T6"> range of content available. For example, there were </text:span><text:span text:style-name="T7">a significant </text:span><text:span text:style-name="T50">percentage</text:span><text:span text:style-name="T7"> of</text:span><text:span text:style-name="T6"> </text:span><text:span text:style-name="T7">listings</text:span><text:span text:style-name="T6"> </text:span><text:span text:style-name="T7">relating</text:span><text:span text:style-name="T6"> to drugs </text:span><text:span text:style-name="T7">and </text:span><text:span text:style-name="T9">e-books</text:span><text:span text:style-name="T6"> we believed </text:span><text:span text:style-name="T7">could be relevant </text:span><text:span text:style-name="T9">and should be covered by the codebook. </text:span><text:span text:style-name="T52">Additionally, a</text:span><text:span text:style-name="T51"> significant percentage of the items were also being categorised </text:span><text:span text:style-name="T53">simply </text:span><text:span text:style-name="T51">as ‘Adversarial Behaviours’ </text:span><text:span text:style-name="T52">but </text:span><text:span text:style-name="T55">the items</text:span><text:span text:style-name="T53"> included a large variety of </text:span><text:span text:style-name="T56">very </text:span><text:span text:style-name="T53">different behaviours.</text:span></text:p>
      <text:p text:style-name="P10"/>
      <text:p text:style-name="P15"><text:span text:style-name="T22">In order to </text:span><text:span text:style-name="T58">create this codebook</text:span><text:span text:style-name="T22">, a substantial portion (over a </text:span><text:span text:style-name="T57">2</text:span><text:span text:style-name="T22">000 items) were manually categorised </text:span><text:span text:style-name="T49">and </text:span><text:span text:style-name="T57">sorted into the most common categories. </text:span><text:span text:style-name="T24">Once these categories were defined and agreed, they were then mapped to the most relevant CyBOK knowledge area.</text:span></text:p>
      <text:p text:style-name="P4"/>
      <text:p text:style-name="P9">The Codebook</text:p>
      <text:p text:style-name="P12">The following are the <text:span text:style-name="T59">thirty five </text:span>categories <text:span text:style-name="T59">defined</text:span> for the codebook <text:span text:style-name="T59">as well as a few examples for each category.</text:span></text:p>
      <text:p text:style-name="P9"/>
      <text:p text:style-name="P11">Anonymity – Other</text:p>
      <text:p text:style-name="P11">Guide, software or service designed with the intention of increasing anonymity in some respect but unrelated to any other anonymity subcategory. </text:p>
      <text:p text:style-name="P11"/>
      <text:p text:style-name="P13"><text:span text:style-name="T33"><text:tab/></text:span><text:span text:style-name="T34">Examples:</text:span><text:span text:style-name="T33"> voice changing software, </text:span><text:span text:style-name="T30">anonymous</text:span><text:span text:style-name="T33"> email account service or anonymity <text:tab/></text:span><text:span text:style-name="T30">focussed</text:span><text:span text:style-name="T33"> operating systems such as TAILs.</text:span></text:p>
      <text:p text:style-name="P11"/>
      <text:p text:style-name="P11">Anonymity – Tor</text:p>
      <text:p text:style-name="P11">Relating to the TOR <text:span text:style-name="T60">(The Onion Router)</text:span> web browser.</text:p>
      <text:p text:style-name="P11"/>
      <text:p text:style-name="P11"><text:tab/><text:span text:style-name="T61">Examples: a guide on how to setup TOR browser </text:span><text:span text:style-name="T62">or discussion around TOR security <text:tab/>features.</text:span></text:p>
      <text:p text:style-name="P11"/>
      <text:p text:style-name="P11">Anonymity – VPN ---</text:p>
      <text:p text:style-name="P17">Relating to virtual private networks. </text:p>
      <text:p text:style-name="P17"/>
      <text:p text:style-name="P17"><text:tab/><text:span text:style-name="T61">E</text:span>xample<text:span text:style-name="T61">s:</text:span> sale of VPN accounts or guides on setting up a VPN.</text:p>
      <text:p text:style-name="P11"/>
      <text:p text:style-name="P11">Anonymity – Proxies ---</text:p>
      <text:p text:style-name="P11">Relating to proxy servers. </text:p>
      <text:p text:style-name="P11"/>
      <text:p text:style-name="P18"><text:tab/><text:span text:style-name="T61">E</text:span>xample<text:span text:style-name="T61">s:</text:span> methods of setting up a proxy server or subscription to a proxy service.</text:p>
      <text:p text:style-name="P11"/>
      <text:p text:style-name="P11">Carding</text:p>
      <text:p text:style-name="P11">Relating to the theft of bank cards or the use of such <text:span text:style-name="T63">stolen </text:span>cards, <text:span text:style-name="T64">colloquially known as ‘carding’</text:span>. This is inclusive of tools or guides <text:span text:style-name="T63">that are likely to be</text:span> used to aid these activities such as CVV checkers or information regarding how a banks credit card system operates.</text:p>
      <text:p text:style-name="P11"/>
      <text:p text:style-name="P20"><text:span text:style-name="T33"><text:tab/></text:span><text:span text:style-name="T35">E</text:span><text:span text:style-name="T33">xample</text:span><text:span text:style-name="T35">s:</text:span><text:span text:style-name="T33"> </text:span><text:span text:style-name="T36">credit card dumps, ‘</text:span><text:span text:style-name="T39">cardable’ websites</text:span><text:span text:style-name="T36"> </text:span><text:span text:style-name="T37">or </text:span><text:span text:style-name="T38">tutorials</text:span><text:span text:style-name="T37"> on how to learn carding.</text:span></text:p>
      <text:p text:style-name="P11"/>
      <text:p text:style-name="P11">Cashing Out</text:p>
      <text:p text:style-name="P11">Relating to the conversion of currency either between platforms (for example, Credit Card to Paypal) or from one form of currency to another (for example, Paypal to Bitcoin).</text:p>
      <text:p text:style-name="P11"><text:soft-page-break/>This is also inclusive of broader discussion around money laundering such as setting up a business for money laundering purposes.</text:p>
      <text:p text:style-name="P11"/>
      <text:p text:style-name="P19"><text:span text:style-name="T61"><text:tab/>E</text:span>xample<text:span text:style-name="T61">s:</text:span> cryptocurrency mixing service<text:span text:style-name="T65">s</text:span> <text:span text:style-name="T65">such as Bitcoin fog</text:span></text:p>
      <text:p text:style-name="P11"/>
      <text:p text:style-name="P11">Clearing Criminal History</text:p>
      <text:p text:style-name="P11">Relating to the removal or modification of criminal records. </text:p>
      <text:p text:style-name="P11"/>
      <text:p text:style-name="P13"><text:span text:style-name="T33"><text:tab/></text:span><text:span text:style-name="T40">Examples: relating to</text:span><text:span text:style-name="T33"> removal from criminal registers or </text:span><text:span text:style-name="T40">the </text:span><text:span text:style-name="T33">removal of mugshots from <text:tab/>police databases.</text:span></text:p>
      <text:p text:style-name="P11"/>
      <text:p text:style-name="P11">Counterfeit Currency</text:p>
      <text:p text:style-name="P11">Relat<text:span text:style-name="T66">ing</text:span> to the creation <text:span text:style-name="T69">or use </text:span>of fake currency.</text:p>
      <text:p text:style-name="P11"/>
      <text:p text:style-name="P11"><text:tab/><text:span text:style-name="T67">Examples: </text:span><text:span text:style-name="T68">a </text:span><text:span text:style-name="T67">guide on how to create fake US dollars </text:span><text:span text:style-name="T70">or how to pass fake currency </text:span><text:span text:style-name="T71">in-store.</text:span></text:p>
      <text:p text:style-name="P11"/>
      <text:p text:style-name="P13"><text:span text:style-name="T33">Cryptocurrency – General</text:span></text:p>
      <text:p text:style-name="P13"><text:span text:style-name="T41">Relating</text:span><text:span text:style-name="T33"> to cryptocurrencies but unrelated to both trading, </text:span><text:span text:style-name="T42">cashing out</text:span><text:span text:style-name="T33"> </text:span><text:span text:style-name="T42">or</text:span><text:span text:style-name="T33"> fraud. This category is also inclusive of other blockchain technologies.</text:span></text:p>
      <text:p text:style-name="P11"/>
      <text:p text:style-name="P22"><text:span text:style-name="T33"><text:tab/></text:span><text:span text:style-name="T41">Examples: discussion on the best w</text:span><text:span text:style-name="T33">ebsites to purchas</text:span><text:span text:style-name="T43">e</text:span><text:span text:style-name="T33"> </text:span><text:span text:style-name="T43">cryptocurrency</text:span><text:span text:style-name="T33">, </text:span><text:span text:style-name="T43">the </text:span><text:span text:style-name="T33">process of <text:tab/>sending </text:span><text:span text:style-name="T43">cryptocurrency</text:span><text:span text:style-name="T33"> </text:span><text:span text:style-name="T43">or technical analysis of <text:s/>cryptocurrency.</text:span></text:p>
      <text:p text:style-name="P11"/>
      <text:p text:style-name="P11">Cryptocurrency – Trading</text:p>
      <text:p text:style-name="P11">Related to the trading of cryptocurrencies. <text:span text:style-name="T73">This category was </text:span><text:span text:style-name="T74">expanded</text:span> to include other forms of trading such as Forex or stock trading.</text:p>
      <text:p text:style-name="P11"/>
      <text:p text:style-name="P13"><text:span text:style-name="T33"><text:tab/></text:span><text:span text:style-name="T44">Examples: </text:span><text:span text:style-name="T33">discussion of </text:span><text:span text:style-name="T45">cryptocurrency trading signals </text:span><text:span text:style-name="T46">or </text:span><text:span text:style-name="T47">Forex trading strategies.</text:span></text:p>
      <text:p text:style-name="P11"/>
      <text:p text:style-name="P11">Denial of Service</text:p>
      <text:p text:style-name="P11">Software, scripts or other methods relating to denial of service attacks.</text:p>
      <text:p text:style-name="P11"/>
      <text:p text:style-name="P11">Digital Forensics</text:p>
      <text:p text:style-name="P11">Relating to the the recovery and investigation of material found in digital devices. This includes methods of wiping designed to circumvent forensic techniques.</text:p>
      <text:p text:style-name="P11"/>
      <text:p text:style-name="P11"><text:tab/><text:span text:style-name="T75">Examples: a guide on how to erase a hard-drive </text:span><text:span text:style-name="T76">or recover deleted files.</text:span></text:p>
      <text:p text:style-name="P11"/>
      <text:p text:style-name="P11">Doxing</text:p>
      <text:p text:style-name="P11">Relating to the publishing of private or identifying information about a particular individual on the Internet.</text:p>
      <text:p text:style-name="P11"/>
      <text:p text:style-name="P11">Drugs – Production ---</text:p>
      <text:p text:style-name="P11">Related to the production or refinement of drugs. </text:p>
      <text:p text:style-name="P11"/>
      <text:p text:style-name="P11"><text:tab/>For example, a guide on how to synthesise MDMA, brew beer or grow cannabis plants.</text:p>
      <text:p text:style-name="P11"/>
      <text:p text:style-name="P11">Drugs – General ---</text:p>
      <text:p text:style-name="P11">Topics related to drugs but unrelated to other sub-categories. For example, sales techniques or drug paraphernalia.</text:p>
      <text:p text:style-name="P11"/>
      <text:p text:style-name="P11">eBooks – Other ---</text:p>
      <text:p text:style-name="P11"><text:soft-page-break/>An electronic version of a printed book (that can be read on a computer or handheld device) which is not of a technical nature. This category is also inclusive of audiobooks.</text:p>
      <text:p text:style-name="P11"/>
      <text:p text:style-name="P11">eBooks – Technical ---</text:p>
      <text:p text:style-name="P11">An electronic version of a printed book (that can be read on a computer or handheld device) which is related to an aspect in computer science. This category is also inclusive of audiobooks.</text:p>
      <text:p text:style-name="P11"/>
      <text:p text:style-name="P11">eWhoring --</text:p>
      <text:p text:style-name="P11">Guides and software dedicated to the practice of eWhoring (posing as an attractive woman with the intention of extracting money).</text:p>
      <text:p text:style-name="P11"/>
      <text:p text:style-name="P11">Fraud ---</text:p>
      <text:p text:style-name="P11">Relating to wrongful or criminal deception intended to result in personal or financial gain. This category is not inclusive of credit card fraud which is covered by the Carding category.</text:p>
      <text:p text:style-name="P11"/>
      <text:p text:style-name="P11"><text:tab/>For example, phishing techniques.</text:p>
      <text:p text:style-name="P11"/>
      <text:p text:style-name="P11">Hacking – General ---</text:p>
      <text:p text:style-name="P11">Relating to hacking but unrelated to any other hacking subcategory. </text:p>
      <text:p text:style-name="P11"/>
      <text:p text:style-name="P11">Hacking – Website ---</text:p>
      <text:p text:style-name="P11">Hacking related to websites or webapps. </text:p>
      <text:p text:style-name="P11">I.e. hacking into Facebook accounts, bots for Instagram accounts</text:p>
      <text:p text:style-name="P11"/>
      <text:p text:style-name="P11">Hacking – Mobile ---</text:p>
      <text:p text:style-name="P11">Hacking specifically related to mobile devices or mobile operating systems such as Android or iOS. </text:p>
      <text:p text:style-name="P11"/>
      <text:p text:style-name="P11">I.e. How to jailbreak an iPhone</text:p>
      <text:p text:style-name="P11"/>
      <text:p text:style-name="P11">Hacking – Wireless Networks ---</text:p>
      <text:p text:style-name="P11">Software, aids or guides for hacking or to aid hacking into wireless networks.</text:p>
      <text:p text:style-name="P11"/>
      <text:p text:style-name="P11">I.e. software to crack Wifi passwords</text:p>
      <text:p text:style-name="P11"/>
      <text:p text:style-name="P11">Hacking – Phreaking ---</text:p>
      <text:p text:style-name="P11">Relating to the hacking of telecommunications systems. For example, to obtain free calls or to spoof phone numbers.</text:p>
      <text:p text:style-name="P11">This also includes items relating to burner phones, SIM cards and IMEIs.</text:p>
      <text:p text:style-name="P11"/>
      <text:p text:style-name="P11">Hacking – Malware Supply Chain ---</text:p>
      <text:p text:style-name="P11">Relating to malware delivery methods. </text:p>
      <text:p text:style-name="P11"/>
      <text:p text:style-name="P11">Lockpicking ---</text:p>
      <text:p text:style-name="P11">Related to the practice of lockpicking or other methods of bypassing door locks.</text:p>
      <text:p text:style-name="P11"/>
      <text:p text:style-name="P11">Malware Authorship ---</text:p>
      <text:p text:style-name="P11">Relating to the creation of malware. </text:p>
      <text:p text:style-name="P11"/>
      <text:p text:style-name="P11"><text:tab/>For example, virus building software or guides on how to create an effective virus.</text:p>
      <text:p text:style-name="P11"/>
      <text:p text:style-name="P11">Modifying Credit ---</text:p>
      <text:p text:style-name="P11"><text:soft-page-break/>Relating to the modification of a individuals credit report or credit score as well as the setting up of tradelines. </text:p>
      <text:p text:style-name="P11"/>
      <text:p text:style-name="P11">Resources – Contact Lists ---</text:p>
      <text:p text:style-name="P11">Lists of email addresses, phone numbers or other contact details. This is also inclusive of lists of websites i.e. list of Darkweb websites.</text:p>
      <text:p text:style-name="P11"/>
      <text:p text:style-name="P11">Resources – Identity Documents ---</text:p>
      <text:p text:style-name="P11">Relating to the use or creation of identity documents. For example, passports, drivers licenses and identity cards.</text:p>
      <text:p text:style-name="P11"/>
      <text:p text:style-name="P11">SEO ---</text:p>
      <text:p text:style-name="P11">Relating to the modification of results from online search engines such as Google or Bing.</text:p>
      <text:p text:style-name="P11"/>
      <text:p text:style-name="P11">PGP/GPG ---</text:p>
      <text:p text:style-name="P11">Relating to either (or both) the PGP and GPG cryptographic software. This will also encompass other encryption software such as Veracrypt/Truecrypt.</text:p>
      <text:p text:style-name="P11"/>
      <text:p text:style-name="P11">Transportation/Stealth ---</text:p>
      <text:p text:style-name="P11">Topics related to the smuggling of items. </text:p>
      <text:p text:style-name="P11"/>
      <text:p text:style-name="P11">Weaponry &amp; Explosives ---</text:p>
      <text:p text:style-name="P11">Relating to the manufacture or sale of firearms, explosive devices or chemicals.</text:p>
      <text:p text:style-name="P11"/>
      <text:p text:style-name="P11"><text:tab/>For example, guide on how to 3D print a firearm or manufacture chemicals that are commonly used in explosives.</text:p>
      <text:p text:style-name="P11"/>
      <text:p text:style-name="P11">Other ---</text:p>
      <text:p text:style-name="P11">Subject unrelated to any other category.</text:p>
      <text:p text:style-name="P1"/>
      <text:p text:style-name="P5">Validation</text:p>
      <text:p text:style-name="P3"><text:span text:style-name="T10">A randomly selected ten percent sample of this sorted data </text:span><text:span text:style-name="T11">was then manually categorised by a co-rater (one of my project supervisors) </text:span><text:span text:style-name="T13">using </text:span><text:span text:style-name="T14">the</text:span><text:span text:style-name="T13"> codebook as a </text:span><text:span text:style-name="T14">guide</text:span><text:span text:style-name="T11"> </text:span><text:span text:style-name="T12">and Cohen’s kappa calculated to </text:span><text:span text:style-name="T19">ensure</text:span><text:span text:style-name="T12"> inter-rater reliability. </text:span><text:span text:style-name="T17">T</text:span><text:span text:style-name="T15">he Cohen’s kappa value</text:span><text:span text:style-name="T16"> </text:span><text:span text:style-name="T15">achieved</text:span><text:span text:style-name="T16"> </text:span><text:span text:style-name="T18">from this process </text:span><text:span text:style-name="T16">was 0.92 </text:span><text:span text:style-name="T17">indicating </text:span><text:span text:style-name="T18">almost perfect agreement [CITE]. </text:span><text:span text:style-name="T20">This was calculated using </text:span><text:span text:style-name="T21">a </text:span><text:span text:style-name="T20">Python </text:span><text:span text:style-name="T21">script</text:span><text:span text:style-name="T20"> and the sklearn library [Appendix]</text:span></text:p>
      <text:p text:style-name="P1"/>
      <text:p text:style-name="P2"><text:span text:style-name="T1">This codebook will then be utilised as the basis for a classifier that uses keyword analysis to assign the most appropriate category from the codebook </text:span><text:span text:style-name="T2">to an item (in the form of a str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30T20:00:16.893370795</meta:creation-date>
    <meta:generator>LibreOffice/6.4.3.2$Linux_X86_64 LibreOffice_project/40$Build-2</meta:generator>
    <dc:date>2020-07-03T19:51:52.661119600</dc:date>
    <meta:editing-duration>PT4H33M11S</meta:editing-duration>
    <meta:editing-cycles>84</meta:editing-cycles>
    <meta:document-statistic meta:table-count="0" meta:image-count="0" meta:object-count="0" meta:page-count="4" meta:paragraph-count="99" meta:word-count="1193" meta:character-count="7642" meta:non-whitespace-character-count="6498"/>
  </office:meta>
</office:document-meta>
</file>